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latino Linotype" svg:font-family="'Palatino Linotype'" style:font-family-generic="roman" style:font-pitch="variable"/>
  </office:font-face-decls>
  <office:automatic-styles>
    <style:style style:name="P1" style:family="paragraph" style:parent-style-name="Standard">
      <style:paragraph-properties fo:text-align="center" style:justify-single-word="false"/>
      <style:text-properties style:font-name="Palatino Linotype" fo:font-size="12pt" officeooo:rsid="00164146" officeooo:paragraph-rsid="00164146" style:font-size-asian="10.5pt" style:font-size-complex="12pt"/>
    </style:style>
    <style:style style:name="P2" style:family="paragraph" style:parent-style-name="Standard">
      <style:paragraph-properties fo:text-align="center" style:justify-single-word="false"/>
      <style:text-properties style:font-name="Palatino Linotype" fo:font-size="12pt" officeooo:rsid="00171cc0" officeooo:paragraph-rsid="00171cc0" style:font-size-asian="10.5pt" style:font-size-complex="12pt"/>
    </style:style>
    <style:style style:name="P3" style:family="paragraph" style:parent-style-name="Standard">
      <style:paragraph-properties fo:text-align="center" style:justify-single-word="false"/>
      <style:text-properties style:font-name="Palatino Linotype" fo:font-size="12pt" fo:font-weight="bold" officeooo:rsid="00171cc0" officeooo:paragraph-rsid="00171cc0" style:font-size-asian="10.5pt" style:font-weight-asian="bold" style:font-size-complex="12pt" style:font-weight-complex="bold"/>
    </style:style>
    <style:style style:name="P4" style:family="paragraph" style:parent-style-name="Standard">
      <style:paragraph-properties fo:text-align="justify" style:justify-single-word="false"/>
      <style:text-properties officeooo:paragraph-rsid="00171cc0"/>
    </style:style>
    <style:style style:name="P5" style:family="paragraph" style:parent-style-name="Standard">
      <style:paragraph-properties fo:text-align="justify" style:justify-single-word="false"/>
      <style:text-properties officeooo:paragraph-rsid="00190d46"/>
    </style:style>
    <style:style style:name="P6" style:family="paragraph" style:parent-style-name="Standard">
      <style:paragraph-properties fo:text-align="justify" style:justify-single-word="false"/>
      <style:text-properties officeooo:paragraph-rsid="00197217"/>
    </style:style>
    <style:style style:name="P7" style:family="paragraph" style:parent-style-name="Standard">
      <style:paragraph-properties fo:text-align="justify" style:justify-single-word="false"/>
      <style:text-properties officeooo:paragraph-rsid="001b0b9e"/>
    </style:style>
    <style:style style:name="P8" style:family="paragraph" style:parent-style-name="Standard">
      <style:paragraph-properties fo:text-align="justify" style:justify-single-word="false"/>
      <style:text-properties officeooo:paragraph-rsid="001bc698"/>
    </style:style>
    <style:style style:name="P9" style:family="paragraph" style:parent-style-name="Standard">
      <style:paragraph-properties fo:text-align="justify" style:justify-single-word="false"/>
      <style:text-properties officeooo:paragraph-rsid="001cb732"/>
    </style:style>
    <style:style style:name="P10" style:family="paragraph" style:parent-style-name="Standard">
      <style:paragraph-properties fo:text-align="center" style:justify-single-word="false"/>
      <style:text-properties officeooo:paragraph-rsid="001b0b9e"/>
    </style:style>
    <style:style style:name="P11" style:family="paragraph" style:parent-style-name="Standard">
      <style:paragraph-properties fo:text-align="center" style:justify-single-word="false"/>
      <style:text-properties officeooo:rsid="001bc698" officeooo:paragraph-rsid="001bc698"/>
    </style:style>
    <style:style style:name="P12" style:family="paragraph" style:parent-style-name="Standard">
      <style:paragraph-properties fo:text-align="center" style:justify-single-word="false"/>
      <style:text-properties officeooo:rsid="001e4e93" officeooo:paragraph-rsid="001e4e93"/>
    </style:style>
    <style:style style:name="P13" style:family="paragraph" style:parent-style-name="Standard">
      <style:paragraph-properties fo:text-align="justify" style:justify-single-word="false"/>
      <style:text-properties officeooo:rsid="001e4e93" officeooo:paragraph-rsid="001e4e93"/>
    </style:style>
    <style:style style:name="P14" style:family="paragraph" style:parent-style-name="Standard">
      <style:paragraph-properties fo:text-align="justify" style:justify-single-word="false"/>
      <style:text-properties officeooo:rsid="001e4e93" officeooo:paragraph-rsid="001f298b"/>
    </style:style>
    <style:style style:name="P15" style:family="paragraph" style:parent-style-name="Standard">
      <style:paragraph-properties fo:text-align="justify" style:justify-single-word="false"/>
      <style:text-properties officeooo:rsid="001e4e93" officeooo:paragraph-rsid="0020240f"/>
    </style:style>
    <style:style style:name="P16" style:family="paragraph" style:parent-style-name="Standard">
      <style:paragraph-properties fo:text-align="center" style:justify-single-word="false"/>
      <style:text-properties officeooo:rsid="0020240f" officeooo:paragraph-rsid="0020240f"/>
    </style:style>
    <style:style style:name="T1" style:family="text">
      <style:text-properties style:font-name="Palatino Linotype"/>
    </style:style>
    <style:style style:name="T2" style:family="text">
      <style:text-properties style:font-name="Palatino Linotype" fo:font-size="12pt" officeooo:rsid="00164146" style:font-size-asian="10.5pt" style:font-size-complex="12pt"/>
    </style:style>
    <style:style style:name="T3" style:family="text">
      <style:text-properties style:font-name="Palatino Linotype" fo:font-size="12pt" officeooo:rsid="00171cc0" style:font-size-asian="10.5pt" style:font-size-complex="12pt"/>
    </style:style>
    <style:style style:name="T4" style:family="text">
      <style:text-properties style:font-name="Palatino Linotype" fo:font-size="12pt" officeooo:rsid="0017876a" style:font-size-asian="10.5pt" style:font-size-complex="12pt"/>
    </style:style>
    <style:style style:name="T5" style:family="text">
      <style:text-properties style:font-name="Palatino Linotype" fo:font-size="12pt" officeooo:rsid="00190d46" style:font-size-asian="10.5pt" style:font-size-complex="12pt"/>
    </style:style>
    <style:style style:name="T6" style:family="text">
      <style:text-properties style:font-name="Palatino Linotype" fo:font-size="12pt" officeooo:rsid="00197217" style:font-size-asian="10.5pt" style:font-size-complex="12pt"/>
    </style:style>
    <style:style style:name="T7" style:family="text">
      <style:text-properties style:font-name="Palatino Linotype" fo:font-size="12pt" officeooo:rsid="001b0b9e" style:font-size-asian="10.5pt" style:font-size-complex="12pt"/>
    </style:style>
    <style:style style:name="T8" style:family="text">
      <style:text-properties style:font-name="Palatino Linotype" fo:font-size="12pt" officeooo:rsid="001bc698" style:font-size-asian="10.5pt" style:font-size-complex="12pt"/>
    </style:style>
    <style:style style:name="T9" style:family="text">
      <style:text-properties style:font-name="Palatino Linotype" fo:font-size="12pt" officeooo:rsid="001cb732" style:font-size-asian="10.5pt" style:font-size-complex="12pt"/>
    </style:style>
    <style:style style:name="T10" style:family="text">
      <style:text-properties style:font-name="Palatino Linotype" fo:font-size="12pt" fo:font-style="italic" style:font-size-asian="10.5pt" style:font-style-asian="italic" style:font-size-complex="12pt" style:font-style-complex="italic"/>
    </style:style>
    <style:style style:name="T11" style:family="text">
      <style:text-properties style:font-name="Palatino Linotype" fo:font-size="12pt" fo:font-style="italic" officeooo:rsid="00171cc0" style:font-size-asian="10.5pt" style:font-style-asian="italic" style:font-size-complex="12pt" style:font-style-complex="italic"/>
    </style:style>
    <style:style style:name="T12" style:family="text">
      <style:text-properties style:font-name="Palatino Linotype" fo:font-size="12pt" fo:font-style="italic" officeooo:rsid="0017876a" style:font-size-asian="10.5pt" style:font-style-asian="italic" style:font-size-complex="12pt" style:font-style-complex="italic"/>
    </style:style>
    <style:style style:name="T13" style:family="text">
      <style:text-properties style:font-name="Palatino Linotype" fo:font-size="12pt" fo:font-style="italic" officeooo:rsid="001b0b9e" style:font-size-asian="10.5pt" style:font-style-asian="italic" style:font-size-complex="12pt" style:font-style-complex="italic"/>
    </style:style>
    <style:style style:name="T14" style:family="text">
      <style:text-properties style:font-name="Palatino Linotype" fo:font-size="12pt" fo:font-style="italic" officeooo:rsid="001bc698" style:font-size-asian="10.5pt" style:font-style-asian="italic" style:font-size-complex="12pt" style:font-style-complex="italic"/>
    </style:style>
    <style:style style:name="T15" style:family="text">
      <style:text-properties style:font-name="Palatino Linotype" fo:font-size="12pt" fo:font-style="italic" officeooo:rsid="001cb732" style:font-size-asian="10.5pt" style:font-style-asian="italic" style:font-size-complex="12pt" style:font-style-complex="italic"/>
    </style:style>
    <style:style style:name="T16" style:family="text">
      <style:text-properties style:font-name="Palatino Linotype" fo:font-size="12pt" fo:font-style="italic" officeooo:rsid="001e4e93" style:font-size-asian="10.5pt" style:font-style-asian="italic" style:font-size-complex="12pt" style:font-style-complex="italic"/>
    </style:style>
    <style:style style:name="T17" style:family="text">
      <style:text-properties style:font-name="Palatino Linotype" fo:font-size="12pt" fo:font-style="italic" officeooo:rsid="001f298b" style:font-size-asian="10.5pt" style:font-style-asian="italic" style:font-size-complex="12pt" style:font-style-complex="italic"/>
    </style:style>
    <style:style style:name="T18" style:family="text">
      <style:text-properties style:font-name="Palatino Linotype" fo:font-size="12pt" fo:font-style="italic" officeooo:rsid="0020240f" style:font-size-asian="10.5pt" style:font-style-asian="italic" style:font-size-complex="12pt" style:font-style-complex="italic"/>
    </style:style>
    <style:style style:name="T19" style:family="text">
      <style:text-properties style:font-name="Palatino Linotype" fo:font-size="12pt" fo:font-style="normal" style:font-size-asian="10.5pt" style:font-style-asian="normal" style:font-size-complex="12pt" style:font-style-complex="normal"/>
    </style:style>
    <style:style style:name="T20" style:family="text">
      <style:text-properties style:font-name="Palatino Linotype" fo:font-size="12pt" fo:font-style="normal" officeooo:rsid="00171cc0" style:font-size-asian="10.5pt" style:font-style-asian="normal" style:font-size-complex="12pt" style:font-style-complex="normal"/>
    </style:style>
    <style:style style:name="T21" style:family="text">
      <style:text-properties style:font-name="Palatino Linotype" fo:font-size="12pt" fo:font-style="normal" officeooo:rsid="00197217" style:font-size-asian="10.5pt" style:font-style-asian="normal" style:font-size-complex="12pt" style:font-style-complex="normal"/>
    </style:style>
    <style:style style:name="T22" style:family="text">
      <style:text-properties style:font-name="Palatino Linotype" fo:font-size="12pt" fo:font-style="normal" officeooo:rsid="001b0b9e" style:font-size-asian="10.5pt" style:font-style-asian="normal" style:font-size-complex="12pt" style:font-style-complex="normal"/>
    </style:style>
    <style:style style:name="T23" style:family="text">
      <style:text-properties style:font-name="Palatino Linotype" fo:font-size="12pt" fo:font-style="normal" officeooo:rsid="001bc698" style:font-size-asian="10.5pt" style:font-style-asian="normal" style:font-size-complex="12pt" style:font-style-complex="normal"/>
    </style:style>
    <style:style style:name="T24" style:family="text">
      <style:text-properties style:font-name="Palatino Linotype" fo:font-size="12pt" fo:font-style="normal" officeooo:rsid="001cb732" style:font-size-asian="10.5pt" style:font-style-asian="normal" style:font-size-complex="12pt" style:font-style-complex="normal"/>
    </style:style>
    <style:style style:name="T25" style:family="text">
      <style:text-properties style:font-name="Palatino Linotype" fo:font-size="12pt" fo:font-style="normal" officeooo:rsid="001e4e93" style:font-size-asian="10.5pt" style:font-style-asian="normal" style:font-size-complex="12pt" style:font-style-complex="normal"/>
    </style:style>
    <style:style style:name="T26" style:family="text">
      <style:text-properties style:font-name="Palatino Linotype" fo:font-size="12pt" fo:font-style="normal" officeooo:rsid="001f298b" style:font-size-asian="10.5pt" style:font-style-asian="normal" style:font-size-complex="12pt" style:font-style-complex="normal"/>
    </style:style>
    <style:style style:name="T27" style:family="text">
      <style:text-properties style:font-name="Palatino Linotype" fo:font-size="12pt" fo:font-style="normal" officeooo:rsid="0020240f" style:font-size-asian="10.5pt" style:font-style-asian="normal" style:font-size-complex="12pt" style:font-style-complex="normal"/>
    </style:style>
    <style:style style:name="T28" style:family="text">
      <style:text-properties style:font-name="Palatino Linotype" officeooo:rsid="00171cc0"/>
    </style:style>
    <style:style style:name="T29" style:family="text">
      <style:text-properties style:font-name="Palatino Linotype" officeooo:rsid="0017876a"/>
    </style:style>
    <style:style style:name="T30" style:family="text">
      <style:text-properties style:font-name="Palatino Linotype" officeooo:rsid="00190d46"/>
    </style:style>
    <style:style style:name="T31" style:family="text">
      <style:text-properties style:font-name="Palatino Linotype" officeooo:rsid="001972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 Místerio do Sr. Red</text:p>
      <text:p text:style-name="P1"/>
      <text:p text:style-name="P1"/>
      <text:p text:style-name="P1"/>
      <text:p text:style-name="P1"/>
      <text:p text:style-name="P1"/>
      <text:p text:style-name="P1"/>
      <text:p text:style-name="P1"/>
      <text:p text:style-name="P1"/>
      <text:p text:style-name="P2">1</text:p>
      <text:p text:style-name="P1"/>
      <text:p text:style-name="P5"><text:span text:style-name="T2"><text:tab/>Jânio Duarte assumiu o pseudônimo de Johnny-</text:span><text:span text:style-name="T5">boy </text:span><text:span text:style-name="T2">um ano antes </text:span><text:span text:style-name="T3">da formação da sua</text:span><text:span text:style-name="T2"> banda de synth-punk, </text:span><text:span text:style-name="T11">Midnight Glitches</text:span><text:span text:style-name="T20">.</text:span><text:span text:style-name="T2"> </text:span><text:span text:style-name="T5">Por ele, um nome em inglês já era o suficiente (afinal escolhera o nome Johnny-boy de forma irônica), e nomear sua banda na linguagem de bueiro não passava de uma piada de mau gosto. “Caralhinhos Voadores!”, ele sugerira, mas fora voto vencido pelo resto da banda, que preferia manter um tom mais comercial perante a empreitada. “Tá beleza”, ele dissera, “Se vocês deixarem eu compor as letras além de tocar guitarra tá beleza…”</text:span></text:p>
      <text:p text:style-name="P5"><text:span text:style-name="T5"><text:tab/></text:span><text:span text:style-name="T2">Antes de tudo </text:span><text:span text:style-name="T5">o que iria acontecer</text:span><text:span text:style-name="T2">, na verdade, </text:span><text:span text:style-name="T5">Johnny-boy </text:span><text:span text:style-name="T2">já era um nome </text:span><text:span text:style-name="T4">famoso pelos vértices profanos da cidade,</text:span><text:span text:style-name="T2"> conhecido por suas crônicas ferozes e anti-sistema </text:span><text:span text:style-name="T4">(ou como ele curtia falar, </text:span><text:span text:style-name="T12">anti-sistêmica</text:span><text:span text:style-name="T4">)</text:span><text:span text:style-name="T2">, misturando </text:span><text:span text:style-name="T4">causos</text:span><text:span text:style-name="T2"> da sua vida pessoal, pai </text:span><text:span text:style-name="T5">preso</text:span><text:span text:style-name="T2"> e vó cancerígena, uma falta de presença materna e “amigos” de caráter torpe </text:span><text:span text:style-name="T4">e duvidosos, </text:span><text:span text:style-name="T6">com um conhecimento quase profético de passado e futuro da cidade</text:span><text:span text:style-name="T4">.</text:span><text:span text:style-name="T2"> Uma das suas maiores obras </text:span><text:span text:style-name="T4">até os dias de hoje foi a descritiva em primeira pessoa</text:span><text:span text:style-name="T2"> sobre o nome da cidade, uma narrativa especulativa à cerca de como Rio de Janeiro</text:span><text:span text:style-name="T1">—</text:span><text:span text:style-name="T28">se é que um dia essa cidade se chamou assim—viraria </text:span><text:span text:style-name="T29">a nossa </text:span><text:span text:style-name="T28">Radio City, depois das desventuras de dois radialistas alcoólatras irritarem um CEO de uma multinacional de mídia </text:span><text:span text:style-name="T31">digital </text:span><text:span text:style-name="T28">indiana. </text:span><text:span text:style-name="T30">De acordo com ele (o eu lírico), toda essa história fora levada para o túmulo depois de sua vó, uma fumante degenerada, ter morrido de circunstâncias misteriosas e ter sido vaporizada na zona oeste; como a velha ficou sabendo de toda essa suposta conspiração, nem Johnny Boy saberia dizer, ou pelo menos não diria por menos de alguns milhões de créditos</text:span><text:span text:style-name="T28">.</text:span></text:p>
      <text:p text:style-name="P5"><text:span text:style-name="T3"><text:tab/></text:span><text:span text:style-name="T5">D</text:span><text:span text:style-name="T2">epois do fracasso da sua banda, </text:span><text:span text:style-name="T6">no entanto, </text:span><text:span text:style-name="T5">era esperado que o senhor Duarte voltasse ao nome de batismo, seguindo a tradição da Incineração Radical, porém, talvez por orgulho, ego, desilusão, egolatria desenfreada</text:span><text:span text:style-name="T3">—</text:span><text:span text:style-name="T5">ou qualquer uma das alternativas anteriores</text:span><text:span text:style-name="T3">—</text:span><text:span text:style-name="T6">o nome artístico continuava </text:span><text:span text:style-name="T5">vivo no coração da periferia de Radio City… bem, talvez não tão vivo quanto ele esperava, mas definitivamente mais relevante que Jânio Duarte.</text:span><text:span text:style-name="T2"> </text:span></text:p>
      <text:p text:style-name="P6"><text:span text:style-name="T2"><text:tab/></text:span><text:span text:style-name="T6">E foi desta forma que Aizak Drago encontrou Jânio no escritório minúsculo do cronista. Jânio, meses depois da dissolução dos <text:s/></text:span><text:span text:style-name="T11">Midnight Glitches </text:span><text:span text:style-name="T21">alugara um escritório nas margens secas da Rodrigo de Freitas, perto das catracas que levavam as bares de Hip-Hop flutuantes.</text:span></text:p>
      <text:p text:style-name="P6"><text:span text:style-name="T20">— </text:span><text:span text:style-name="T21">O preço tava em conta </text:span><text:span text:style-name="T20">— </text:span><text:span text:style-name="T21">Jânio disse quando percebeu a presença do homem em seu escritório.</text:span></text:p>
      <text:p text:style-name="P6"><text:soft-page-break/><text:span text:style-name="T21"><text:tab/>Aizak olhou para trás tentando entender se aquilo era com ele. À sua frente, um senhor Duarte encardido e de barba por fazer com poucos</text:span><text:span text:style-name="T20">—</text:span><text:span text:style-name="T21">mas presentes</text:span><text:span text:style-name="T20">—</text:span><text:span text:style-name="T21">pelos brancos, digitava ferozmente em um teclado marfim desbotado, fazendo micro-palavras aparecerem na tela do seu monitor verde-fósforo, uma peça de antiguidade que nenhum curador deixaria entrar em sua coleção.</text:span></text:p>
      <text:p text:style-name="P6"><text:span text:style-name="T21"><text:tab/></text:span><text:span text:style-name="T20">— </text:span><text:span text:style-name="T21">Senhor Duarte? </text:span><text:span text:style-name="T20">— </text:span><text:span text:style-name="T21">Aizak perguntou. </text:span><text:span text:style-name="T20">— </text:span><text:span text:style-name="T21">Desculpa, não reconheci pela foto…</text:span></text:p>
      <text:p text:style-name="P6"><text:span text:style-name="T21"><text:tab/>Sem parar de digitar, Jânio respondeu:<text:tab/></text:span></text:p>
      <text:p text:style-name="P6"><text:span text:style-name="T21"><text:tab/></text:span><text:span text:style-name="T20">— </text:span><text:span text:style-name="T21">Eu não tive tempo de tomar banho </text:span><text:span text:style-name="T20">— </text:span><text:span text:style-name="T21">salvou o documento e se virou de súbito, cadeira e tudo. </text:span><text:span text:style-name="T20">— </text:span><text:span text:style-name="T22">Quem és tu, cupadi?</text:span></text:p>
      <text:p text:style-name="P6"><text:span text:style-name="T21"><text:tab/>Aizak finalmente entrou e fechou a porta. </text:span><text:span text:style-name="T22">Era um cara alto, barrigudo, ombros largos e feição daqueles caras que já assassinaram algumas pessoas mas deixaram o crime de lado, encontraram o Hippie dos Céus e se arrependeram dos pecados. Aizak era tudo isso, e hoje aparentava mais um vendedor de enciclopédias para problemas renais.</text:span></text:p>
      <text:p text:style-name="P7"><text:span text:style-name="T22"><text:tab/></text:span><text:span text:style-name="T20">— </text:span><text:span text:style-name="T22">Meu nome é Aizak Drogo.</text:span></text:p>
      <text:p text:style-name="P7"><text:span text:style-name="T22"><text:tab/></text:span><text:span text:style-name="T20">— </text:span><text:span text:style-name="T22">Fala tu, Zak!</text:span></text:p>
      <text:p text:style-name="P7"><text:span text:style-name="T22"><text:tab/></text:span><text:span text:style-name="T20">— </text:span><text:span text:style-name="T22">Pode me chamar assim </text:span><text:span text:style-name="T20">— </text:span><text:span text:style-name="T22">ele disse, abrindo um sorriso de dentes sintéticos sem brilho. </text:span><text:span text:style-name="T20">— </text:span><text:span text:style-name="T22">Senhor Duarte, eu represento a firma da sua antiga banda...</text:span></text:p>
      <text:p text:style-name="P7"><text:span text:style-name="T22"><text:tab/>Jânio escarrou no chão antes de ouvir o nome…</text:span></text:p>
      <text:p text:style-name="P7"><text:span text:style-name="T22"><text:tab/></text:span><text:span text:style-name="T20">— ...</text:span><text:span text:style-name="T11">Midnight Glitches </text:span><text:span text:style-name="T20">— </text:span><text:span text:style-name="T22">Aizak completou. </text:span><text:span text:style-name="T20">— </text:span><text:span text:style-name="T22">Me desculpe, o senhor está com alguma infecção? Eu sou vacinado, mas entendo se quiser ficar só. Eu posso voltar outra hora...</text:span></text:p>
      <text:p text:style-name="P7"><text:span text:style-name="T22"><text:tab/></text:span><text:span text:style-name="T20">— </text:span><text:span text:style-name="T22">Não! </text:span><text:span text:style-name="T20">— </text:span><text:span text:style-name="T22">Jânio falou, limpando a garganta e levantando da cadeira. </text:span><text:span text:style-name="T20">— </text:span><text:span text:style-name="T22">Melhor acabar com isso logo. O que os cuzões querem? Quer dizer, caguei pro que eles querem. </text:span><text:span text:style-name="T13">Eu </text:span><text:span text:style-name="T22">quero que o que quer que seja você me dê por escrito. E eu também vou precisar das suas credenciais, </text:span><text:span text:style-name="T13">mon ami</text:span><text:span text:style-name="T22">. Sacou?</text:span></text:p>
      <text:p text:style-name="P7"><text:span text:style-name="T22"><text:tab/></text:span><text:span text:style-name="T20">— </text:span><text:span text:style-name="T22">Perfeitamente.</text:span></text:p>
      <text:p text:style-name="P7"><text:span text:style-name="T22"><text:tab/>Depois dos ritos de autenticação:<text:tab/></text:span></text:p>
      <text:p text:style-name="P7"><text:span text:style-name="T22"><text:tab/></text:span><text:span text:style-name="T20">— </text:span><text:span text:style-name="T22">Beleza </text:span><text:span text:style-name="T20">— </text:span><text:span text:style-name="T22">Jânio falou, entregando os documentos do mensageiro/advogado. </text:span><text:span text:style-name="T20">— </text:span><text:span text:style-name="T22">O que é agora então? Os direitos de uma das faixas escondidas? A partitura pra um riff que aquele cuzão não conseguiu tirar? </text:span></text:p>
      <text:p text:style-name="P7"><text:span text:style-name="T22"><text:tab/></text:span><text:span text:style-name="T20">— </text:span><text:span text:style-name="T22">Oh, não, não </text:span><text:span text:style-name="T20">— </text:span><text:span text:style-name="T22">disse Aizak, coçando a testa. </text:span><text:span text:style-name="T20">— </text:span><text:span text:style-name="T22">Bem, para falar a verdade, apesar de representar sua antiga banda, hoje não vim por um pedido oficial de todos eles, muito menos da </text:span><text:span text:style-name="T13">board</text:span><text:span text:style-name="T22"> de diretores. Hoje estou representando a Sarah Vox.</text:span></text:p>
      <text:p text:style-name="P7"><text:span text:style-name="T2"><text:tab/></text:span><text:span text:style-name="T7">Jânio (Johnny-boy) quase caiu para trás. Sarah Vox era a antiga baixista da sua banda. Hoje, os </text:span><text:span text:style-name="T11">Midnight Glitches</text:span><text:span text:style-name="T20">, </text:span><text:span text:style-name="T22">depois de se venderem para o sistema, haviam se tornado um congomerado de mídia, uma das potências e armas nucleares dos novos tempos. Jânio preparava uma tese sobre a importância de acabar com esse mal pela raiz, um manifesto que, de fato, seria considerado subversivo caso caísse nas mãos da polícia privada ou qualquer pela-saco de CEOs e marqueteros. Quando estiver pronto, no entanto, ele espera poder enterrar de uma vez por todas o nome Johnny-boy…</text:span></text:p>
      <text:p text:style-name="P7"><text:span text:style-name="T22"><text:tab/>...hoje, porém, quase infarta ao ouvir o nome de Vox.</text:span></text:p>
      <text:p text:style-name="P7"><text:span text:style-name="T22"><text:tab/></text:span><text:span text:style-name="T20">— </text:span><text:span text:style-name="T22">Caralho </text:span><text:span text:style-name="T20">— </text:span><text:span text:style-name="T22">Jânio diz </text:span><text:span text:style-name="T20">—, </text:span><text:span text:style-name="T22">eu pensei que a Vox tivesse abandonado o barco que nem eu. Que porra um amofadinha liso que nem tu tá fazendo representando ela? Sem ofensas.</text:span></text:p>
      <text:p text:style-name="P7"><text:soft-page-break/><text:span text:style-name="T22"><text:tab/></text:span><text:span text:style-name="T20">— </text:span><text:span text:style-name="T22">N</text:span><text:span text:style-name="T2">ão </text:span><text:span text:style-name="T7">se preocupe </text:span><text:span text:style-name="T20">— </text:span><text:span text:style-name="T22">Aizak disse, aparentemente preocupado </text:span><text:span text:style-name="T20">—, </text:span><text:span text:style-name="T22">eu não faço perguntas para os meus superiores. A senhorita Vox, até onde está no nosso contrato, ainda faz parte do conselho dos diretores, e ela tem parte do direito de me invocar quando quiser. </text:span><text:span text:style-name="T23">Minha missão é atendê-los sempre que precisarem, imagino que o senhor entende bem isso.</text:span></text:p>
      <text:p text:style-name="P8"><text:span text:style-name="T22"><text:tab/>Esse cara falava como a porra como um </text:span><text:span text:style-name="T13">droid</text:span><text:span text:style-name="T22"> com baterias fracas e parecia um bonecão de Olinda que começou a perder o ar. </text:span><text:span text:style-name="T23">Ele conhecia bem o papo. Antes de subirem na vida, ele ainda fazia parte da banda, um tempo onde ainda faziam shows e se metiam nos cantos mais sujos da cidade, um tempo onde ele ainda se divertia com os antigos amigos, um tempo onde eles ainda não eram overlords corporativos prontos para arrancar sua cabeça caso decidisse contra o bem maior</text:span><text:span text:style-name="T20">—</text:span><text:span text:style-name="T14">maior </text:span><text:span text:style-name="T23">sendo os interesses da banda, claro.</text:span></text:p>
      <text:p text:style-name="P8"><text:span text:style-name="T23"><text:tab/></text:span><text:span text:style-name="T22">Jânio encarou o sujeito dos pés à cabeça, </text:span><text:span text:style-name="T23">fantasiando que o cara poderia ser um Águia da Justiça disfarçado, ou até mesmo alguém querendo pregar uma peça nele, ou, quem sabe, um contrarrevolucionário tentando fazê-lo perder tempo nessa charada inútil. Não conseguia imaginar porque alguém que faz parte do conselho dos diretores perderia tempo com um fracassado como ele...</text:span></text:p>
      <text:p text:style-name="P8"><text:span text:style-name="T23"><text:tab/></text:span><text:span text:style-name="T20">— </text:span><text:span text:style-name="T23">Beleza, irmão </text:span><text:span text:style-name="T20">— </text:span><text:span text:style-name="T23">Jânio disse, desapontado em saber que Vox seguira pelo cominho fácil </text:span><text:span text:style-name="T20">—, </text:span><text:span text:style-name="T23">o que a filha da puta quer comigo?</text:span></text:p>
      <text:p text:style-name="P7"><text:span text:style-name="T22"/></text:p>
      <text:p text:style-name="P10"><text:span text:style-name="T22"/></text:p>
      <text:p text:style-name="P11"><text:span text:style-name="T22">2</text:span></text:p>
      <text:p text:style-name="P11"><text:span text:style-name="T22"/></text:p>
      <text:p text:style-name="P4"><text:span text:style-name="T3"><text:s/><text:tab/></text:span><text:span text:style-name="T11">Eletro 84</text:span><text:span text:style-name="T3">, </text:span><text:span text:style-name="T11">Lazers &amp; Joysticks</text:span><text:span text:style-name="T3"> e </text:span><text:span text:style-name="T11">Arcadia </text:span><text:span text:style-name="T14">Gallants</text:span><text:span text:style-name="T8">, era o póster em misto de neon com realidade aumentada, erguido bem no segundo nível da periferia. Até hoje Sarah Vox não sabe quem montou aquela tremenda obra de marketing, mas sabe que fora uma das razões de ter perseguido o ramo musical. Era lindo, como ver uma Monalisa acessível. </text:span></text:p>
      <text:p text:style-name="P9"><text:span text:style-name="T8"><text:tab/>Hoje, as três bandas estariam no rodapé, nem em neon muito menos em realidade aumentada, no máximo umas lâmpadas velhas e poeirentas de sódio amarelado, brilhando miúdos enquanto o monumento d</text:span><text:span text:style-name="T9">os </text:span><text:span text:style-name="T11">Midnight Glitches</text:span><text:span text:style-name="T20"> </text:span><text:span text:style-name="T24">cegaria aquele infeliz que olhasse diretamente para o </text:span><text:span text:style-name="T15">billboard</text:span><text:span text:style-name="T24">. </text:span></text:p>
      <text:p text:style-name="P9"><text:span text:style-name="T24"><text:tab/>Sarah encara do seu escritório a periferia lá embaixo, os trilhos de levitação quântica e drones policiais com armas não-letais fazendo a ronda da noite. Ela sempre entendeu a noite em Radio City como necessária, nada linda como muitos diziam, mas necessária. “Não é uma cidade pro dia, Johnny”, ela dizia, quando estavam sozinhos, “Aqui até fica de dia, faz parte do ciclo natural do universo, da </text:span><text:span text:style-name="T25">rotação</text:span><text:span text:style-name="T24"> da Terra, mas não é a melhor face da cidade”, </text:span><text:span text:style-name="T25">Johnny-boy gargalhava e depois sempre dava uma bicada em sua cerveja gelada, “Parece que pingou um Special K direto no olho, </text:span><text:span text:style-name="T16">sister</text:span><text:span text:style-name="T25">, que papo de doidona é esse?!” </text:span></text:p>
      <text:p text:style-name="P9"><text:span text:style-name="T25"><text:tab/>Ele talvez entenda agora, ela pensou, apertando o botão para os nanorrobôs obscurecerem a janela. Olhou para o lado, sua mala arrumada, uma pistola de pressão magnética atochada no funda, para sua segurança, além do contato de Aizak.</text:span></text:p>
      <text:p text:style-name="P9"><text:span text:style-name="T25"><text:tab/>Ele talvez entenda agora…</text:span></text:p>
      <text:p text:style-name="P9"><text:span text:style-name="T25"/></text:p>
      <text:p text:style-name="P9"><text:span text:style-name="T25"/></text:p>
      <text:p text:style-name="P9"><text:span text:style-name="T25"/></text:p>
      <text:p text:style-name="P12"><text:soft-page-break/><text:span text:style-name="T19">3</text:span></text:p>
      <text:p text:style-name="P12"><text:span text:style-name="T25"/></text:p>
      <text:p text:style-name="P13"><text:span text:style-name="T19"><text:tab/>O cara falava pela terceira vez, mas Jânio não conseguia entender ainda.</text:span></text:p>
      <text:p text:style-name="P13"><text:span text:style-name="T19"><text:tab/></text:span><text:span text:style-name="T20">— </text:span><text:span text:style-name="T19">E por que ela quer que eu escreva a porra de uma crônica!?</text:span></text:p>
      <text:p text:style-name="P13"><text:span text:style-name="T19"><text:tab/>A postura pedante de Aizak já havia se desmembrado. O cara, visivelmente sem paciência, havia pegado uma cadeira e sentado, como se a sua coluna pesasse duas toneladas… cada tonelada aplicada pela ignorância proposital de Jânio.</text:span></text:p>
      <text:p text:style-name="P13"><text:span text:style-name="T19"><text:tab/></text:span><text:span text:style-name="T20">— </text:span><text:span text:style-name="T19">Eu não faço ideia, senhor Duarte </text:span><text:span text:style-name="T20">— </text:span><text:span text:style-name="T19">ele dizia, massageando a têmpora. </text:span><text:span text:style-name="T20">— </text:span><text:span text:style-name="T19">Eu só preciso que o senhor confirme se vai aceitar o trabalho ou não, para eu poder voltar pro...</text:span></text:p>
      <text:p text:style-name="P13"><text:span text:style-name="T19"><text:tab/></text:span><text:span text:style-name="T20">— </text:span><text:span text:style-name="T19">Calma aí, cumpadi </text:span><text:span text:style-name="T20">— </text:span><text:span text:style-name="T19">Jânio endireito as costas e fez um gesto para Aizak fazer o mesmo. </text:span><text:span text:style-name="T20">— </text:span><text:span text:style-name="T19">Calma, calma… Quer beber uma cachacinha? Eu tenho uma safra especial de Pau do Tenente! Acho que você vai se amarrar.</text:span></text:p>
      <text:p text:style-name="P13"><text:span text:style-name="T19"><text:tab/></text:span><text:span text:style-name="T20">— </text:span><text:span text:style-name="T19">Eu não bebo, senhor Duarte...</text:span></text:p>
      <text:p text:style-name="P13"><text:span text:style-name="T19"><text:tab/></text:span><text:span text:style-name="T20">— </text:span><text:span text:style-name="T19">Sério? E como você aguenta sua vida então? Não mete essa...</text:span></text:p>
      <text:p text:style-name="P13"><text:span text:style-name="T19"><text:tab/>Jânio ignorou as súplicas do sujeito e foi pegar uma dose para cada um de qualquer forma. Ele conhecia Vox e, apesar de não aprovar a atitude da mulher, era com quem se dava melhor naquela antro de fascistas. Seu coração havia ficado mais leve quando pensava que Vox havia abandonado o barco como ele, mas agora, na luz dessa nova descoberta, estava apreensivo.</text:span></text:p>
      <text:p text:style-name="P13"><text:span text:style-name="T19"><text:tab/></text:span><text:span text:style-name="T20">— </text:span><text:span text:style-name="T19">Senhor Jânio </text:span><text:span text:style-name="T20">— </text:span><text:span text:style-name="T19">Aizak falava, uma mão na cabeça e a outra segurando a dose de Pau do Tenente </text:span><text:span text:style-name="T20">—, </text:span><text:span text:style-name="T19">eu só preciso que o senhor...</text:span></text:p>
      <text:p text:style-name="P13"><text:span text:style-name="T19"><text:tab/></text:span><text:span text:style-name="T20">— </text:span><text:span text:style-name="T19">Assine alguma coisa, eu sei </text:span><text:span text:style-name="T20">— </text:span><text:span text:style-name="T19">subitamente, Jânio brindou contra a vontade do assessor e entornou sua dose. Enquanto Aizak não virava o </text:span><text:span text:style-name="T10">shot</text:span><text:span text:style-name="T19">, continuou lhe encarando, como uma águia, vista firme, sem desviar do semblante do babaca corporativo. Derrotado, o homem também entornou sua dose, sem um pingo de reclamação. </text:span><text:span text:style-name="T20">— </text:span><text:span text:style-name="T19">Ah! Parece que tu não me disse a verdade, né, cumpadi? Ninguém que é inocente bebe essa merda sem reclamar tem que ter o fígado calejado.</text:span></text:p>
      <text:p text:style-name="P13"><text:span text:style-name="T19"><text:tab/></text:span><text:span text:style-name="T20">— </text:span><text:span text:style-name="T19">Podemos falar agora sobre o pedido da senhorita Vox?</text:span></text:p>
      <text:p text:style-name="P13"><text:span text:style-name="T20">— </text:span><text:span text:style-name="T19">Claro </text:span><text:span text:style-name="T20">— </text:span><text:span text:style-name="T19">Jânio colocou mais uma dose, agora apenas para ele mesmo. Entornou. </text:span><text:span text:style-name="T20">— </text:span><text:span text:style-name="T19">Ela quer que eu escreve uma crônica. Sobre a banda?</text:span></text:p>
      <text:p text:style-name="P13"><text:span text:style-name="T19"><text:tab/></text:span><text:span text:style-name="T20">— </text:span><text:span text:style-name="T19">A banda…? Oh, não, definitivamente o pedido da senhorita Vox não diz respeito aos </text:span><text:span text:style-name="T11">Midnight Glitches</text:span><text:span text:style-name="T20">, </text:span><text:span text:style-name="T19">senhor. Ela quer que você escreve uma crônica sobre o Senhor Red.</text:span></text:p>
      <text:p text:style-name="P13"><text:span text:style-name="T19"><text:tab/>O nome não era estranho, mas, de qualquer forma, ele não lembrava.</text:span></text:p>
      <text:p text:style-name="P13"><text:span text:style-name="T19"><text:tab/></text:span><text:span text:style-name="T20">— É </text:span><text:span text:style-name="T19">um nome bem genérico, Zak, devem ter milhões de Senhores Reds nessa porra de cidade. Sobre qual deles a Vox quer que eu escreva?</text:span></text:p>
      <text:p text:style-name="P13"><text:span text:style-name="T19"><text:tab/></text:span><text:span text:style-name="T20">— </text:span><text:span text:style-name="T19">Sobre o dono da Mansão </text:span><text:span text:style-name="T17">Northern Cardinal</text:span><text:span text:style-name="T26">, é claro.</text:span></text:p>
      <text:p text:style-name="P14"><text:span text:style-name="T26"><text:tab/>Ouvir aquele nome deu um nó na boca do estômago de Jânio Duarte. Não o nome </text:span><text:span text:style-name="T17">Northern Cardinal</text:span><text:span text:style-name="T26">, mas o nome </text:span><text:span text:style-name="T17">Mansão</text:span><text:span text:style-name="T26">. Era comum um sistema de nomes padronizados para as mansões de Radio City, porém eram poucos os que sabia decifrar tal sistema. Na vedade, dizer que existia uma mansão em Radio City era errado por si só; a partir da redoma superior, a Cidade Branca não deveria ser manchada com as vicissitudes e idiossincrasias dessa favela aqui de baixo. Cidade Branca, era apenas assim que os moradores da periferia, arcologias e qualquer canto de Radio City se referiam ao que vinha depois da redona superior, uma abóboda de ferro, tubulações e circuitos integrados, </text:span><text:soft-page-break/><text:span text:style-name="T26">trilhos de liga-leve para levitação quântica dos trem balas e camadas grossas de polímeros resistentes. Esse era o céu de Radio City, que, com muita sorte, em dias sem poluição, era possível ver feixes da luz da lua atravessando essa barreira artificial. Quando Aizak falou Mansão, os ouvidos de Jânio ficaram quentes, orelhas vermelhas, mas o sangue de Johnny-boy começou a ferver, singelamente, mas já conseguia sentir o borbulhar.</text:span></text:p>
      <text:p text:style-name="P14"><text:span text:style-name="T26"><text:tab/></text:span><text:span text:style-name="T20">— </text:span><text:span text:style-name="T26">E como ela acha que eu vou conseguir essas informações, </text:span><text:span text:style-name="T17">Zak-chan</text:span><text:span text:style-name="T26">? </text:span><text:span text:style-name="T20">— </text:span><text:span text:style-name="T26">Jânio disse, o Pau do Tenente dentro dele começando a lhe dar borboletas no estômago. </text:span><text:span text:style-name="T20">— </text:span><text:span text:style-name="T26">Ela sabe que eu não escreve ficção.</text:span></text:p>
      <text:p text:style-name="P15"><text:span text:style-name="T26"><text:tab/></text:span><text:span text:style-name="T20">— </text:span><text:span text:style-name="T26">Não se preocupe com isso </text:span><text:span text:style-name="T20">— </text:span><text:span text:style-name="T26">Aizak </text:span><text:span text:style-name="T27">se levantou, trôpego, mais de cansaço do que da bebida. </text:span><text:span text:style-name="T20">— </text:span><text:span text:style-name="T27">Esse e qualquer </text:span><text:span text:style-name="T18">job</text:span><text:span text:style-name="T27"> que a senhorita Vox por ventura venha a lhe passar é factível. Nós das </text:span><text:span text:style-name="T11">Midnight Glitches</text:span><text:span text:style-name="T20"> </text:span><text:span text:style-name="T27">temos recursos suficiente para permitir ao senhor a manufatura de uma narrativa de observação. Afinal, pelo o que a senhorita Vox me passou, basta apenas isso. Observar.</text:span></text:p>
      <text:p text:style-name="P15"><text:span text:style-name="T27"><text:tab/></text:span><text:span text:style-name="T20">— </text:span><text:span text:style-name="T27">E a Vox quer que eu faça o quê? Invada a porra de uma Mansão e fique tomando notas?</text:span></text:p>
      <text:p text:style-name="P15"><text:span text:style-name="T27"><text:tab/></text:span><text:span text:style-name="T20">— </text:span><text:span text:style-name="T27">Ora, não senhor Duarte. O senhor irá como convidado.</text:span></text:p>
      <text:p text:style-name="P15"><text:span text:style-name="T27"/></text:p>
      <text:p text:style-name="P15"><text:span text:style-name="T27"/></text:p>
      <text:p text:style-name="P16"><text:span text:style-name="T27">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17:50:11.606829563</meta:creation-date>
    <dc:date>2022-06-12T19:35:53.271587461</dc:date>
    <meta:editing-duration>PT51M39S</meta:editing-duration>
    <meta:editing-cycles>6</meta:editing-cycles>
    <meta:generator>LibreOffice/7.2.7.2$Linux_X86_64 LibreOffice_project/20$Build-2</meta:generator>
    <meta:document-statistic meta:table-count="0" meta:image-count="0" meta:object-count="0" meta:page-count="5" meta:paragraph-count="58" meta:word-count="2096" meta:character-count="12439" meta:non-whitespace-character-count="10287"/>
  </office:meta>
</office:document-meta>
</file>